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8.4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88mm" svg:height="90.05mm" svg:x="110.35mm" svg:y="265.09mm">
            <draw:object draw:notify-on-update-of-ranges="Sheet1.B58:Sheet1.B82 Sheet1.A2:Sheet1.A26 Sheet1.A2:Sheet1.A26 Sheet1.B2:Sheet1.B26 Sheet1.B30:Sheet1.B54 Sheet1.A2:Sheet1.A26 Sheet1.B86:Sheet1.B110 Sheet1.A2:Sheet1.A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Ordenador Dani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C2]+[.D2]+[.E2]+[.F2]+[.G2]+[.H2]+[.I2]+[.J2]+[.K2]+[.L2])/10" office:value-type="float" office:value="0.0011146" calcext:value-type="float">
            <text:p>0.0011146</text:p>
          </table:table-cell>
          <table:table-cell office:value-type="float" office:value="0.001471" calcext:value-type="float">
            <text:p>0.001471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0.001082" calcext:value-type="float">
            <text:p>0.001082</text:p>
          </table:table-cell>
          <table:table-cell office:value-type="float" office:value="0.001071" calcext:value-type="float">
            <text:p>0.001071</text:p>
          </table:table-cell>
          <table:table-cell office:value-type="float" office:value="0.000976" calcext:value-type="float">
            <text:p>0.000976</text:p>
          </table:table-cell>
          <table:table-cell office:value-type="float" office:value="0.001029" calcext:value-type="float">
            <text:p>0.001029</text:p>
          </table:table-cell>
          <table:table-cell office:value-type="float" office:value="0.000972" calcext:value-type="float">
            <text:p>0.000972</text:p>
          </table:table-cell>
          <table:table-cell office:value-type="float" office:value="0.001102" calcext:value-type="float">
            <text:p>0.001102</text:p>
          </table:table-cell>
          <table:table-cell office:value-type="float" office:value="0.001045" calcext:value-type="float">
            <text:p>0.001045</text:p>
          </table:table-cell>
          <table:table-cell office:value-type="float" office:value="0.001058" calcext:value-type="float">
            <text:p>0.0010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[.C3]+[.D3]+[.E3]+[.F3]+[.G3]+[.H3]+[.I3]+[.J3]+[.K3]+[.L3])/10" office:value-type="float" office:value="0.0075916" calcext:value-type="float">
            <text:p>0.0075916</text:p>
          </table:table-cell>
          <table:table-cell office:value-type="float" office:value="0.007586" calcext:value-type="float">
            <text:p>0.007586</text:p>
          </table:table-cell>
          <table:table-cell office:value-type="float" office:value="0.007837" calcext:value-type="float">
            <text:p>0.007837</text:p>
          </table:table-cell>
          <table:table-cell office:value-type="float" office:value="0.007557" calcext:value-type="float">
            <text:p>0.007557</text:p>
          </table:table-cell>
          <table:table-cell office:value-type="float" office:value="0.007721" calcext:value-type="float">
            <text:p>0.007721</text:p>
          </table:table-cell>
          <table:table-cell office:value-type="float" office:value="0.007667" calcext:value-type="float">
            <text:p>0.007667</text:p>
          </table:table-cell>
          <table:table-cell office:value-type="float" office:value="0.007583" calcext:value-type="float">
            <text:p>0.007583</text:p>
          </table:table-cell>
          <table:table-cell office:value-type="float" office:value="0.007482" calcext:value-type="float">
            <text:p>0.007482</text:p>
          </table:table-cell>
          <table:table-cell office:value-type="float" office:value="0.007478" calcext:value-type="float">
            <text:p>0.007478</text:p>
          </table:table-cell>
          <table:table-cell office:value-type="float" office:value="0.007491" calcext:value-type="float">
            <text:p>0.007491</text:p>
          </table:table-cell>
          <table:table-cell office:value-type="float" office:value="0.007514" calcext:value-type="float">
            <text:p>0.00751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[.C4]+[.D4]+[.E4]+[.F4]+[.G4]+[.H4]+[.I4]+[.J4]+[.K4]+[.L4])/10" office:value-type="float" office:value="0.0250591" calcext:value-type="float">
            <text:p>0.0250591</text:p>
          </table:table-cell>
          <table:table-cell office:value-type="float" office:value="0.025418" calcext:value-type="float">
            <text:p>0.025418</text:p>
          </table:table-cell>
          <table:table-cell office:value-type="float" office:value="0.024965" calcext:value-type="float">
            <text:p>0.024965</text:p>
          </table:table-cell>
          <table:table-cell office:value-type="float" office:value="0.024834" calcext:value-type="float">
            <text:p>0.024834</text:p>
          </table:table-cell>
          <table:table-cell office:value-type="float" office:value="0.024896" calcext:value-type="float">
            <text:p>0.024896</text:p>
          </table:table-cell>
          <table:table-cell office:value-type="float" office:value="0.025319" calcext:value-type="float">
            <text:p>0.025319</text:p>
          </table:table-cell>
          <table:table-cell office:value-type="float" office:value="0.025495" calcext:value-type="float">
            <text:p>0.025495</text:p>
          </table:table-cell>
          <table:table-cell office:value-type="float" office:value="0.024912" calcext:value-type="float">
            <text:p>0.024912</text:p>
          </table:table-cell>
          <table:table-cell office:value-type="float" office:value="0.02493" calcext:value-type="float">
            <text:p>0.02493</text:p>
          </table:table-cell>
          <table:table-cell office:value-type="float" office:value="0.024912" calcext:value-type="float">
            <text:p>0.024912</text:p>
          </table:table-cell>
          <table:table-cell office:value-type="float" office:value="0.02491" calcext:value-type="float">
            <text:p>0.0249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[.C5]+[.D5]+[.E5]+[.F5]+[.G5]+[.H5]+[.I5]+[.J5]+[.K5]+[.L5])/10" office:value-type="float" office:value="0.0587515" calcext:value-type="float">
            <text:p>0.0587515</text:p>
          </table:table-cell>
          <table:table-cell office:value-type="float" office:value="0.05937" calcext:value-type="float">
            <text:p>0.05937</text:p>
          </table:table-cell>
          <table:table-cell office:value-type="float" office:value="0.05861" calcext:value-type="float">
            <text:p>0.05861</text:p>
          </table:table-cell>
          <table:table-cell office:value-type="float" office:value="0.058618" calcext:value-type="float">
            <text:p>0.058618</text:p>
          </table:table-cell>
          <table:table-cell office:value-type="float" office:value="0.059314" calcext:value-type="float">
            <text:p>0.059314</text:p>
          </table:table-cell>
          <table:table-cell office:value-type="float" office:value="0.058564" calcext:value-type="float">
            <text:p>0.058564</text:p>
          </table:table-cell>
          <table:table-cell office:value-type="float" office:value="0.058615" calcext:value-type="float">
            <text:p>0.058615</text:p>
          </table:table-cell>
          <table:table-cell office:value-type="float" office:value="0.05852" calcext:value-type="float">
            <text:p>0.05852</text:p>
          </table:table-cell>
          <table:table-cell office:value-type="float" office:value="0.058439" calcext:value-type="float">
            <text:p>0.058439</text:p>
          </table:table-cell>
          <table:table-cell office:value-type="float" office:value="0.058595" calcext:value-type="float">
            <text:p>0.058595</text:p>
          </table:table-cell>
          <table:table-cell office:value-type="float" office:value="0.05887" calcext:value-type="float">
            <text:p>0.0588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[.C6]+[.D6]+[.E6]+[.F6]+[.G6]+[.H6]+[.I6]+[.J6]+[.K6]+[.L6])/10" office:value-type="float" office:value="0.1150729" calcext:value-type="float">
            <text:p>0.1150729</text:p>
          </table:table-cell>
          <table:table-cell office:value-type="float" office:value="0.114659" calcext:value-type="float">
            <text:p>0.114659</text:p>
          </table:table-cell>
          <table:table-cell office:value-type="float" office:value="0.115138" calcext:value-type="float">
            <text:p>0.115138</text:p>
          </table:table-cell>
          <table:table-cell office:value-type="float" office:value="0.114942" calcext:value-type="float">
            <text:p>0.114942</text:p>
          </table:table-cell>
          <table:table-cell office:value-type="float" office:value="0.114417" calcext:value-type="float">
            <text:p>0.114417</text:p>
          </table:table-cell>
          <table:table-cell office:value-type="float" office:value="0.1142" calcext:value-type="float">
            <text:p>0.1142</text:p>
          </table:table-cell>
          <table:table-cell office:value-type="float" office:value="0.114305" calcext:value-type="float">
            <text:p>0.114305</text:p>
          </table:table-cell>
          <table:table-cell office:value-type="float" office:value="0.114312" calcext:value-type="float">
            <text:p>0.114312</text:p>
          </table:table-cell>
          <table:table-cell office:value-type="float" office:value="0.114827" calcext:value-type="float">
            <text:p>0.114827</text:p>
          </table:table-cell>
          <table:table-cell office:value-type="float" office:value="0.119441" calcext:value-type="float">
            <text:p>0.119441</text:p>
          </table:table-cell>
          <table:table-cell office:value-type="float" office:value="0.114488" calcext:value-type="float">
            <text:p>0.11448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[.C7]+[.D7]+[.E7]+[.F7]+[.G7]+[.H7]+[.I7]+[.J7]+[.K7]+[.L7])/10" office:value-type="float" office:value="0.196896" calcext:value-type="float">
            <text:p>0.196896</text:p>
          </table:table-cell>
          <table:table-cell office:value-type="float" office:value="0.197646" calcext:value-type="float">
            <text:p>0.197646</text:p>
          </table:table-cell>
          <table:table-cell office:value-type="float" office:value="0.197537" calcext:value-type="float">
            <text:p>0.197537</text:p>
          </table:table-cell>
          <table:table-cell office:value-type="float" office:value="0.196507" calcext:value-type="float">
            <text:p>0.196507</text:p>
          </table:table-cell>
          <table:table-cell office:value-type="float" office:value="0.196582" calcext:value-type="float">
            <text:p>0.196582</text:p>
          </table:table-cell>
          <table:table-cell office:value-type="float" office:value="0.197427" calcext:value-type="float">
            <text:p>0.197427</text:p>
          </table:table-cell>
          <table:table-cell office:value-type="float" office:value="0.196264" calcext:value-type="float">
            <text:p>0.196264</text:p>
          </table:table-cell>
          <table:table-cell office:value-type="float" office:value="0.196773" calcext:value-type="float">
            <text:p>0.196773</text:p>
          </table:table-cell>
          <table:table-cell office:value-type="float" office:value="0.196849" calcext:value-type="float">
            <text:p>0.196849</text:p>
          </table:table-cell>
          <table:table-cell office:value-type="float" office:value="0.196251" calcext:value-type="float">
            <text:p>0.196251</text:p>
          </table:table-cell>
          <table:table-cell office:value-type="float" office:value="0.197124" calcext:value-type="float">
            <text:p>0.19712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([.C8]+[.D8]+[.E8]+[.F8]+[.G8]+[.H8]+[.I8]+[.J8]+[.K8]+[.L8])/10" office:value-type="float" office:value="0.3124116" calcext:value-type="float">
            <text:p>0.3124116</text:p>
          </table:table-cell>
          <table:table-cell office:value-type="float" office:value="0.314752" calcext:value-type="float">
            <text:p>0.314752</text:p>
          </table:table-cell>
          <table:table-cell office:value-type="float" office:value="0.311866" calcext:value-type="float">
            <text:p>0.311866</text:p>
          </table:table-cell>
          <table:table-cell office:value-type="float" office:value="0.312588" calcext:value-type="float">
            <text:p>0.312588</text:p>
          </table:table-cell>
          <table:table-cell office:value-type="float" office:value="0.312121" calcext:value-type="float">
            <text:p>0.312121</text:p>
          </table:table-cell>
          <table:table-cell office:value-type="float" office:value="0.312272" calcext:value-type="float">
            <text:p>0.312272</text:p>
          </table:table-cell>
          <table:table-cell office:value-type="float" office:value="0.311831" calcext:value-type="float">
            <text:p>0.311831</text:p>
          </table:table-cell>
          <table:table-cell office:value-type="float" office:value="0.312528" calcext:value-type="float">
            <text:p>0.312528</text:p>
          </table:table-cell>
          <table:table-cell office:value-type="float" office:value="0.312225" calcext:value-type="float">
            <text:p>0.312225</text:p>
          </table:table-cell>
          <table:table-cell office:value-type="float" office:value="0.311691" calcext:value-type="float">
            <text:p>0.311691</text:p>
          </table:table-cell>
          <table:table-cell office:value-type="float" office:value="0.312242" calcext:value-type="float">
            <text:p>0.31224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([.C9]+[.D9]+[.E9]+[.F9]+[.G9]+[.H9]+[.I9]+[.J9]+[.K9]+[.L9])/10" office:value-type="float" office:value="0.4646577" calcext:value-type="float">
            <text:p>0.4646577</text:p>
          </table:table-cell>
          <table:table-cell office:value-type="float" office:value="0.465853" calcext:value-type="float">
            <text:p>0.465853</text:p>
          </table:table-cell>
          <table:table-cell office:value-type="float" office:value="0.464523" calcext:value-type="float">
            <text:p>0.464523</text:p>
          </table:table-cell>
          <table:table-cell office:value-type="float" office:value="0.46435" calcext:value-type="float">
            <text:p>0.46435</text:p>
          </table:table-cell>
          <table:table-cell office:value-type="float" office:value="0.46451" calcext:value-type="float">
            <text:p>0.46451</text:p>
          </table:table-cell>
          <table:table-cell office:value-type="float" office:value="0.464139" calcext:value-type="float">
            <text:p>0.464139</text:p>
          </table:table-cell>
          <table:table-cell office:value-type="float" office:value="0.464243" calcext:value-type="float">
            <text:p>0.464243</text:p>
          </table:table-cell>
          <table:table-cell office:value-type="float" office:value="0.464151" calcext:value-type="float">
            <text:p>0.464151</text:p>
          </table:table-cell>
          <table:table-cell office:value-type="float" office:value="0.464535" calcext:value-type="float">
            <text:p>0.464535</text:p>
          </table:table-cell>
          <table:table-cell office:value-type="float" office:value="0.464856" calcext:value-type="float">
            <text:p>0.464856</text:p>
          </table:table-cell>
          <table:table-cell office:value-type="float" office:value="0.465417" calcext:value-type="float">
            <text:p>0.46541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([.C10]+[.D10]+[.E10]+[.F10]+[.G10]+[.H10]+[.I10]+[.J10]+[.K10]+[.L10])/10" office:value-type="float" office:value="0.6624175" calcext:value-type="float">
            <text:p>0.6624175</text:p>
          </table:table-cell>
          <table:table-cell office:value-type="float" office:value="0.66489" calcext:value-type="float">
            <text:p>0.66489</text:p>
          </table:table-cell>
          <table:table-cell office:value-type="float" office:value="0.663867" calcext:value-type="float">
            <text:p>0.663867</text:p>
          </table:table-cell>
          <table:table-cell office:value-type="float" office:value="0.662394" calcext:value-type="float">
            <text:p>0.662394</text:p>
          </table:table-cell>
          <table:table-cell office:value-type="float" office:value="0.66214" calcext:value-type="float">
            <text:p>0.66214</text:p>
          </table:table-cell>
          <table:table-cell office:value-type="float" office:value="0.662111" calcext:value-type="float">
            <text:p>0.662111</text:p>
          </table:table-cell>
          <table:table-cell office:value-type="float" office:value="0.661176" calcext:value-type="float">
            <text:p>0.661176</text:p>
          </table:table-cell>
          <table:table-cell office:value-type="float" office:value="0.661987" calcext:value-type="float">
            <text:p>0.661987</text:p>
          </table:table-cell>
          <table:table-cell office:value-type="float" office:value="0.663611" calcext:value-type="float">
            <text:p>0.663611</text:p>
          </table:table-cell>
          <table:table-cell office:value-type="float" office:value="0.660498" calcext:value-type="float">
            <text:p>0.660498</text:p>
          </table:table-cell>
          <table:table-cell office:value-type="float" office:value="0.661501" calcext:value-type="float">
            <text:p>0.66150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([.C11]+[.D11]+[.E11]+[.F11]+[.G11]+[.H11]+[.I11]+[.J11]+[.K11]+[.L11])/10" office:value-type="float" office:value="0.904604" calcext:value-type="float">
            <text:p>0.904604</text:p>
          </table:table-cell>
          <table:table-cell office:value-type="float" office:value="0.906013" calcext:value-type="float">
            <text:p>0.906013</text:p>
          </table:table-cell>
          <table:table-cell office:value-type="float" office:value="0.904426" calcext:value-type="float">
            <text:p>0.904426</text:p>
          </table:table-cell>
          <table:table-cell office:value-type="float" office:value="0.905546" calcext:value-type="float">
            <text:p>0.905546</text:p>
          </table:table-cell>
          <table:table-cell office:value-type="float" office:value="0.904563" calcext:value-type="float">
            <text:p>0.904563</text:p>
          </table:table-cell>
          <table:table-cell office:value-type="float" office:value="0.9045" calcext:value-type="float">
            <text:p>0.9045</text:p>
          </table:table-cell>
          <table:table-cell office:value-type="float" office:value="0.904975" calcext:value-type="float">
            <text:p>0.904975</text:p>
          </table:table-cell>
          <table:table-cell office:value-type="float" office:value="0.903863" calcext:value-type="float">
            <text:p>0.903863</text:p>
          </table:table-cell>
          <table:table-cell office:value-type="float" office:value="0.903713" calcext:value-type="float">
            <text:p>0.903713</text:p>
          </table:table-cell>
          <table:table-cell office:value-type="float" office:value="0.904209" calcext:value-type="float">
            <text:p>0.904209</text:p>
          </table:table-cell>
          <table:table-cell office:value-type="float" office:value="0.904232" calcext:value-type="float">
            <text:p>0.90423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([.C12]+[.D12]+[.E12]+[.F12]+[.G12]+[.H12]+[.I12]+[.J12]+[.K12]+[.L12])/10" office:value-type="float" office:value="1.205239" calcext:value-type="float">
            <text:p>1.205239</text:p>
          </table:table-cell>
          <table:table-cell office:value-type="float" office:value="1.20587" calcext:value-type="float">
            <text:p>1.20587</text:p>
          </table:table-cell>
          <table:table-cell office:value-type="float" office:value="1.20953" calcext:value-type="float">
            <text:p>1.20953</text:p>
          </table:table-cell>
          <table:table-cell office:value-type="float" office:value="1.20538" calcext:value-type="float">
            <text:p>1.20538</text:p>
          </table:table-cell>
          <table:table-cell office:value-type="float" office:value="1.20377" calcext:value-type="float">
            <text:p>1.20377</text:p>
          </table:table-cell>
          <table:table-cell office:value-type="float" office:value="1.20409" calcext:value-type="float">
            <text:p>1.20409</text:p>
          </table:table-cell>
          <table:table-cell office:value-type="float" office:value="1.20437" calcext:value-type="float">
            <text:p>1.20437</text:p>
          </table:table-cell>
          <table:table-cell office:value-type="float" office:value="1.20427" calcext:value-type="float">
            <text:p>1.20427</text:p>
          </table:table-cell>
          <table:table-cell office:value-type="float" office:value="1.20519" calcext:value-type="float">
            <text:p>1.20519</text:p>
          </table:table-cell>
          <table:table-cell office:value-type="float" office:value="1.20429" calcext:value-type="float">
            <text:p>1.20429</text:p>
          </table:table-cell>
          <table:table-cell office:value-type="float" office:value="1.20563" calcext:value-type="float">
            <text:p>1.2056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([.C13]+[.D13]+[.E13]+[.F13]+[.G13]+[.H13]+[.I13]+[.J13]+[.K13]+[.L13])/10" office:value-type="float" office:value="1.59212" calcext:value-type="float">
            <text:p>1.59212</text:p>
          </table:table-cell>
          <table:table-cell office:value-type="float" office:value="1.56411" calcext:value-type="float">
            <text:p>1.56411</text:p>
          </table:table-cell>
          <table:table-cell office:value-type="float" office:value="1.56096" calcext:value-type="float">
            <text:p>1.56096</text:p>
          </table:table-cell>
          <table:table-cell office:value-type="float" office:value="1.56221" calcext:value-type="float">
            <text:p>1.56221</text:p>
          </table:table-cell>
          <table:table-cell office:value-type="float" office:value="1.56062" calcext:value-type="float">
            <text:p>1.56062</text:p>
          </table:table-cell>
          <table:table-cell office:value-type="float" office:value="1.56001" calcext:value-type="float">
            <text:p>1.56001</text:p>
          </table:table-cell>
          <table:table-cell office:value-type="float" office:value="1.5616" calcext:value-type="float">
            <text:p>1.5616</text:p>
          </table:table-cell>
          <table:table-cell office:value-type="float" office:value="1.56104" calcext:value-type="float">
            <text:p>1.56104</text:p>
          </table:table-cell>
          <table:table-cell office:value-type="float" office:value="1.57953" calcext:value-type="float">
            <text:p>1.57953</text:p>
          </table:table-cell>
          <table:table-cell office:value-type="float" office:value="1.6661" calcext:value-type="float">
            <text:p>1.6661</text:p>
          </table:table-cell>
          <table:table-cell office:value-type="float" office:value="1.74502" calcext:value-type="float">
            <text:p>1.7450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([.C14]+[.D14]+[.E14]+[.F14]+[.G14]+[.H14]+[.I14]+[.J14]+[.K14]+[.L14])/10" office:value-type="float" office:value="1.99505" calcext:value-type="float">
            <text:p>1.99505</text:p>
          </table:table-cell>
          <table:table-cell office:value-type="float" office:value="2.08363" calcext:value-type="float">
            <text:p>2.08363</text:p>
          </table:table-cell>
          <table:table-cell office:value-type="float" office:value="1.98603" calcext:value-type="float">
            <text:p>1.98603</text:p>
          </table:table-cell>
          <table:table-cell office:value-type="float" office:value="1.98348" calcext:value-type="float">
            <text:p>1.98348</text:p>
          </table:table-cell>
          <table:table-cell office:value-type="float" office:value="1.98492" calcext:value-type="float">
            <text:p>1.98492</text:p>
          </table:table-cell>
          <table:table-cell office:value-type="float" office:value="1.98524" calcext:value-type="float">
            <text:p>1.98524</text:p>
          </table:table-cell>
          <table:table-cell office:value-type="float" office:value="1.98515" calcext:value-type="float">
            <text:p>1.98515</text:p>
          </table:table-cell>
          <table:table-cell office:value-type="float" office:value="1.98351" calcext:value-type="float">
            <text:p>1.98351</text:p>
          </table:table-cell>
          <table:table-cell office:value-type="float" office:value="1.98732" calcext:value-type="float">
            <text:p>1.98732</text:p>
          </table:table-cell>
          <table:table-cell office:value-type="float" office:value="1.98761" calcext:value-type="float">
            <text:p>1.98761</text:p>
          </table:table-cell>
          <table:table-cell office:value-type="float" office:value="1.98361" calcext:value-type="float">
            <text:p>1.9836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([.C15]+[.D15]+[.E15]+[.F15]+[.G15]+[.H15]+[.I15]+[.J15]+[.K15]+[.L15])/10" office:value-type="float" office:value="2.476581" calcext:value-type="float">
            <text:p>2.476581</text:p>
          </table:table-cell>
          <table:table-cell office:value-type="float" office:value="2.4803" calcext:value-type="float">
            <text:p>2.4803</text:p>
          </table:table-cell>
          <table:table-cell office:value-type="float" office:value="2.47329" calcext:value-type="float">
            <text:p>2.47329</text:p>
          </table:table-cell>
          <table:table-cell office:value-type="float" office:value="2.47458" calcext:value-type="float">
            <text:p>2.47458</text:p>
          </table:table-cell>
          <table:table-cell office:value-type="float" office:value="2.47648" calcext:value-type="float">
            <text:p>2.47648</text:p>
          </table:table-cell>
          <table:table-cell office:value-type="float" office:value="2.47438" calcext:value-type="float">
            <text:p>2.47438</text:p>
          </table:table-cell>
          <table:table-cell office:value-type="float" office:value="2.4758" calcext:value-type="float">
            <text:p>2.4758</text:p>
          </table:table-cell>
          <table:table-cell office:value-type="float" office:value="2.47565" calcext:value-type="float">
            <text:p>2.47565</text:p>
          </table:table-cell>
          <table:table-cell office:value-type="float" office:value="2.47752" calcext:value-type="float">
            <text:p>2.47752</text:p>
          </table:table-cell>
          <table:table-cell office:value-type="float" office:value="2.48096" calcext:value-type="float">
            <text:p>2.48096</text:p>
          </table:table-cell>
          <table:table-cell office:value-type="float" office:value="2.47685" calcext:value-type="float">
            <text:p>2.4768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([.C16]+[.D16]+[.E16]+[.F16]+[.G16]+[.H16]+[.I16]+[.J16]+[.K16]+[.L16])/10" office:value-type="float" office:value="3.041822" calcext:value-type="float">
            <text:p>3.041822</text:p>
          </table:table-cell>
          <table:table-cell office:value-type="float" office:value="3.04564" calcext:value-type="float">
            <text:p>3.04564</text:p>
          </table:table-cell>
          <table:table-cell office:value-type="float" office:value="3.0397" calcext:value-type="float">
            <text:p>3.0397</text:p>
          </table:table-cell>
          <table:table-cell office:value-type="float" office:value="3.0411" calcext:value-type="float">
            <text:p>3.0411</text:p>
          </table:table-cell>
          <table:table-cell office:value-type="float" office:value="3.04148" calcext:value-type="float">
            <text:p>3.04148</text:p>
          </table:table-cell>
          <table:table-cell office:value-type="float" office:value="3.04439" calcext:value-type="float">
            <text:p>3.04439</text:p>
          </table:table-cell>
          <table:table-cell office:value-type="float" office:value="3.04037" calcext:value-type="float">
            <text:p>3.04037</text:p>
          </table:table-cell>
          <table:table-cell office:value-type="float" office:value="3.04071" calcext:value-type="float">
            <text:p>3.04071</text:p>
          </table:table-cell>
          <table:table-cell office:value-type="float" office:value="3.04287" calcext:value-type="float">
            <text:p>3.04287</text:p>
          </table:table-cell>
          <table:table-cell office:value-type="float" office:value="3.04096" calcext:value-type="float">
            <text:p>3.04096</text:p>
          </table:table-cell>
          <table:table-cell office:value-type="float" office:value="3.041" calcext:value-type="float">
            <text:p>3.04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([.C17]+[.D17]+[.E17]+[.F17]+[.G17]+[.H17]+[.I17]+[.J17]+[.K17]+[.L17])/10" office:value-type="float" office:value="3.718983" calcext:value-type="float">
            <text:p>3.718983</text:p>
          </table:table-cell>
          <table:table-cell office:value-type="float" office:value="3.86053" calcext:value-type="float">
            <text:p>3.86053</text:p>
          </table:table-cell>
          <table:table-cell office:value-type="float" office:value="3.80326" calcext:value-type="float">
            <text:p>3.80326</text:p>
          </table:table-cell>
          <table:table-cell office:value-type="float" office:value="3.69113" calcext:value-type="float">
            <text:p>3.69113</text:p>
          </table:table-cell>
          <table:table-cell office:value-type="float" office:value="3.68988" calcext:value-type="float">
            <text:p>3.68988</text:p>
          </table:table-cell>
          <table:table-cell office:value-type="float" office:value="3.69503" calcext:value-type="float">
            <text:p>3.69503</text:p>
          </table:table-cell>
          <table:table-cell office:value-type="float" office:value="3.68696" calcext:value-type="float">
            <text:p>3.68696</text:p>
          </table:table-cell>
          <table:table-cell office:value-type="float" office:value="3.68596" calcext:value-type="float">
            <text:p>3.68596</text:p>
          </table:table-cell>
          <table:table-cell office:value-type="float" office:value="3.69389" calcext:value-type="float">
            <text:p>3.69389</text:p>
          </table:table-cell>
          <table:table-cell office:value-type="float" office:value="3.69499" calcext:value-type="float">
            <text:p>3.69499</text:p>
          </table:table-cell>
          <table:table-cell office:value-type="float" office:value="3.6882" calcext:value-type="float">
            <text:p>3.6882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([.C18]+[.D18]+[.E18]+[.F18]+[.G18]+[.H18]+[.I18]+[.J18]+[.K18]+[.L18])/10" office:value-type="float" office:value="4.457424" calcext:value-type="float">
            <text:p>4.457424</text:p>
          </table:table-cell>
          <table:table-cell office:value-type="float" office:value="4.42929" calcext:value-type="float">
            <text:p>4.42929</text:p>
          </table:table-cell>
          <table:table-cell office:value-type="float" office:value="4.42244" calcext:value-type="float">
            <text:p>4.42244</text:p>
          </table:table-cell>
          <table:table-cell office:value-type="float" office:value="4.42603" calcext:value-type="float">
            <text:p>4.42603</text:p>
          </table:table-cell>
          <table:table-cell office:value-type="float" office:value="4.42358" calcext:value-type="float">
            <text:p>4.42358</text:p>
          </table:table-cell>
          <table:table-cell office:value-type="float" office:value="4.42485" calcext:value-type="float">
            <text:p>4.42485</text:p>
          </table:table-cell>
          <table:table-cell office:value-type="float" office:value="4.42706" calcext:value-type="float">
            <text:p>4.42706</text:p>
          </table:table-cell>
          <table:table-cell office:value-type="float" office:value="4.42461" calcext:value-type="float">
            <text:p>4.42461</text:p>
          </table:table-cell>
          <table:table-cell office:value-type="float" office:value="4.42233" calcext:value-type="float">
            <text:p>4.42233</text:p>
          </table:table-cell>
          <table:table-cell office:value-type="float" office:value="4.42288" calcext:value-type="float">
            <text:p>4.42288</text:p>
          </table:table-cell>
          <table:table-cell office:value-type="float" office:value="4.75117" calcext:value-type="float">
            <text:p>4.75117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table:formula="of:=([.C19]+[.D19]+[.E19]+[.F19]+[.G19]+[.H19]+[.I19]+[.J19]+[.K19]+[.L19])/10" office:value-type="float" office:value="5.272983" calcext:value-type="float">
            <text:p>5.272983</text:p>
          </table:table-cell>
          <table:table-cell office:value-type="float" office:value="5.35757" calcext:value-type="float">
            <text:p>5.35757</text:p>
          </table:table-cell>
          <table:table-cell office:value-type="float" office:value="5.25453" calcext:value-type="float">
            <text:p>5.25453</text:p>
          </table:table-cell>
          <table:table-cell office:value-type="float" office:value="5.25067" calcext:value-type="float">
            <text:p>5.25067</text:p>
          </table:table-cell>
          <table:table-cell office:value-type="float" office:value="5.25544" calcext:value-type="float">
            <text:p>5.25544</text:p>
          </table:table-cell>
          <table:table-cell office:value-type="float" office:value="5.25135" calcext:value-type="float">
            <text:p>5.25135</text:p>
          </table:table-cell>
          <table:table-cell office:value-type="float" office:value="5.29905" calcext:value-type="float">
            <text:p>5.29905</text:p>
          </table:table-cell>
          <table:table-cell office:value-type="float" office:value="5.2558" calcext:value-type="float">
            <text:p>5.2558</text:p>
          </table:table-cell>
          <table:table-cell office:value-type="float" office:value="5.29302" calcext:value-type="float">
            <text:p>5.29302</text:p>
          </table:table-cell>
          <table:table-cell office:value-type="float" office:value="5.26061" calcext:value-type="float">
            <text:p>5.26061</text:p>
          </table:table-cell>
          <table:table-cell office:value-type="float" office:value="5.25179" calcext:value-type="float">
            <text:p>5.25179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table:formula="of:=([.C20]+[.D20]+[.E20]+[.F20]+[.G20]+[.H20]+[.I20]+[.J20]+[.K20]+[.L20])/10" office:value-type="float" office:value="6.216858" calcext:value-type="float">
            <text:p>6.216858</text:p>
          </table:table-cell>
          <table:table-cell office:value-type="float" office:value="6.18566" calcext:value-type="float">
            <text:p>6.18566</text:p>
          </table:table-cell>
          <table:table-cell office:value-type="float" office:value="6.17757" calcext:value-type="float">
            <text:p>6.17757</text:p>
          </table:table-cell>
          <table:table-cell office:value-type="float" office:value="6.47677" calcext:value-type="float">
            <text:p>6.47677</text:p>
          </table:table-cell>
          <table:table-cell office:value-type="float" office:value="6.21516" calcext:value-type="float">
            <text:p>6.21516</text:p>
          </table:table-cell>
          <table:table-cell office:value-type="float" office:value="6.18179" calcext:value-type="float">
            <text:p>6.18179</text:p>
          </table:table-cell>
          <table:table-cell office:value-type="float" office:value="6.18401" calcext:value-type="float">
            <text:p>6.18401</text:p>
          </table:table-cell>
          <table:table-cell office:value-type="float" office:value="6.18738" calcext:value-type="float">
            <text:p>6.18738</text:p>
          </table:table-cell>
          <table:table-cell office:value-type="float" office:value="6.18979" calcext:value-type="float">
            <text:p>6.18979</text:p>
          </table:table-cell>
          <table:table-cell office:value-type="float" office:value="6.18502" calcext:value-type="float">
            <text:p>6.18502</text:p>
          </table:table-cell>
          <table:table-cell office:value-type="float" office:value="6.18543" calcext:value-type="float">
            <text:p>6.1854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([.C21]+[.D21]+[.E21]+[.F21]+[.G21]+[.H21]+[.I21]+[.J21]+[.K21]+[.L21])/10" office:value-type="float" office:value="7.253517" calcext:value-type="float">
            <text:p>7.253517</text:p>
          </table:table-cell>
          <table:table-cell office:value-type="float" office:value="7.21969" calcext:value-type="float">
            <text:p>7.21969</text:p>
          </table:table-cell>
          <table:table-cell office:value-type="float" office:value="7.21441" calcext:value-type="float">
            <text:p>7.21441</text:p>
          </table:table-cell>
          <table:table-cell office:value-type="float" office:value="7.21601" calcext:value-type="float">
            <text:p>7.21601</text:p>
          </table:table-cell>
          <table:table-cell office:value-type="float" office:value="7.21798" calcext:value-type="float">
            <text:p>7.21798</text:p>
          </table:table-cell>
          <table:table-cell office:value-type="float" office:value="7.21672" calcext:value-type="float">
            <text:p>7.21672</text:p>
          </table:table-cell>
          <table:table-cell office:value-type="float" office:value="7.21524" calcext:value-type="float">
            <text:p>7.21524</text:p>
          </table:table-cell>
          <table:table-cell office:value-type="float" office:value="7.22928" calcext:value-type="float">
            <text:p>7.22928</text:p>
          </table:table-cell>
          <table:table-cell office:value-type="float" office:value="7.24192" calcext:value-type="float">
            <text:p>7.24192</text:p>
          </table:table-cell>
          <table:table-cell office:value-type="float" office:value="7.54649" calcext:value-type="float">
            <text:p>7.54649</text:p>
          </table:table-cell>
          <table:table-cell office:value-type="float" office:value="7.21743" calcext:value-type="float">
            <text:p>7.21743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table:formula="of:=([.C22]+[.D22]+[.E22]+[.F22]+[.G22]+[.H22]+[.I22]+[.J22]+[.K22]+[.L22])/10" office:value-type="float" office:value="8.413789" calcext:value-type="float">
            <text:p>8.413789</text:p>
          </table:table-cell>
          <table:table-cell office:value-type="float" office:value="8.36006" calcext:value-type="float">
            <text:p>8.36006</text:p>
          </table:table-cell>
          <table:table-cell office:value-type="float" office:value="8.36242" calcext:value-type="float">
            <text:p>8.36242</text:p>
          </table:table-cell>
          <table:table-cell office:value-type="float" office:value="8.3663" calcext:value-type="float">
            <text:p>8.3663</text:p>
          </table:table-cell>
          <table:table-cell office:value-type="float" office:value="8.3657" calcext:value-type="float">
            <text:p>8.3657</text:p>
          </table:table-cell>
          <table:table-cell office:value-type="float" office:value="8.88557" calcext:value-type="float">
            <text:p>8.88557</text:p>
          </table:table-cell>
          <table:table-cell office:value-type="float" office:value="8.36625" calcext:value-type="float">
            <text:p>8.36625</text:p>
          </table:table-cell>
          <table:table-cell office:value-type="float" office:value="8.36718" calcext:value-type="float">
            <text:p>8.36718</text:p>
          </table:table-cell>
          <table:table-cell office:value-type="float" office:value="8.36065" calcext:value-type="float">
            <text:p>8.36065</text:p>
          </table:table-cell>
          <table:table-cell office:value-type="float" office:value="8.35163" calcext:value-type="float">
            <text:p>8.35163</text:p>
          </table:table-cell>
          <table:table-cell office:value-type="float" office:value="8.35213" calcext:value-type="float">
            <text:p>8.35213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formula="of:=([.C23]+[.D23]+[.E23]+[.F23]+[.G23]+[.H23]+[.I23]+[.J23]+[.K23]+[.L23])/10" office:value-type="float" office:value="9.633624" calcext:value-type="float">
            <text:p>9.633624</text:p>
          </table:table-cell>
          <table:table-cell office:value-type="float" office:value="9.63858" calcext:value-type="float">
            <text:p>9.63858</text:p>
          </table:table-cell>
          <table:table-cell office:value-type="float" office:value="9.63577" calcext:value-type="float">
            <text:p>9.63577</text:p>
          </table:table-cell>
          <table:table-cell office:value-type="float" office:value="9.64032" calcext:value-type="float">
            <text:p>9.64032</text:p>
          </table:table-cell>
          <table:table-cell office:value-type="float" office:value="9.62246" calcext:value-type="float">
            <text:p>9.62246</text:p>
          </table:table-cell>
          <table:table-cell office:value-type="float" office:value="9.62689" calcext:value-type="float">
            <text:p>9.62689</text:p>
          </table:table-cell>
          <table:table-cell office:value-type="float" office:value="9.62835" calcext:value-type="float">
            <text:p>9.62835</text:p>
          </table:table-cell>
          <table:table-cell office:value-type="float" office:value="9.62913" calcext:value-type="float">
            <text:p>9.62913</text:p>
          </table:table-cell>
          <table:table-cell office:value-type="float" office:value="9.6461" calcext:value-type="float">
            <text:p>9.6461</text:p>
          </table:table-cell>
          <table:table-cell office:value-type="float" office:value="9.63187" calcext:value-type="float">
            <text:p>9.63187</text:p>
          </table:table-cell>
          <table:table-cell office:value-type="float" office:value="9.63677" calcext:value-type="float">
            <text:p>9.63677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table:formula="of:=([.C24]+[.D24]+[.E24]+[.F24]+[.G24]+[.H24]+[.I24]+[.J24]+[.K24]+[.L24])/10" office:value-type="float" office:value="11.03946" calcext:value-type="float">
            <text:p>11.03946</text:p>
          </table:table-cell>
          <table:table-cell office:value-type="float" office:value="11.3225" calcext:value-type="float">
            <text:p>11.3225</text:p>
          </table:table-cell>
          <table:table-cell office:value-type="float" office:value="11.0865" calcext:value-type="float">
            <text:p>11.0865</text:p>
          </table:table-cell>
          <table:table-cell office:value-type="float" office:value="11.0032" calcext:value-type="float">
            <text:p>11.0032</text:p>
          </table:table-cell>
          <table:table-cell office:value-type="float" office:value="11.0094" calcext:value-type="float">
            <text:p>11.0094</text:p>
          </table:table-cell>
          <table:table-cell office:value-type="float" office:value="10.9944" calcext:value-type="float">
            <text:p>10.9944</text:p>
          </table:table-cell>
          <table:table-cell office:value-type="float" office:value="10.9934" calcext:value-type="float">
            <text:p>10.9934</text:p>
          </table:table-cell>
          <table:table-cell office:value-type="float" office:value="10.9924" calcext:value-type="float">
            <text:p>10.9924</text:p>
          </table:table-cell>
          <table:table-cell office:value-type="float" office:value="10.9848" calcext:value-type="float">
            <text:p>10.9848</text:p>
          </table:table-cell>
          <table:table-cell office:value-type="float" office:value="10.9999" calcext:value-type="float">
            <text:p>10.9999</text:p>
          </table:table-cell>
          <table:table-cell office:value-type="float" office:value="11.0081" calcext:value-type="float">
            <text:p>11.0081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table:formula="of:=([.C25]+[.D25]+[.E25]+[.F25]+[.G25]+[.H25]+[.I25]+[.J25]+[.K25]+[.L25])/10" office:value-type="float" office:value="12.51681" calcext:value-type="float">
            <text:p>12.51681</text:p>
          </table:table-cell>
          <table:table-cell office:value-type="float" office:value="12.5359" calcext:value-type="float">
            <text:p>12.5359</text:p>
          </table:table-cell>
          <table:table-cell office:value-type="float" office:value="12.5284" calcext:value-type="float">
            <text:p>12.5284</text:p>
          </table:table-cell>
          <table:table-cell office:value-type="float" office:value="12.5188" calcext:value-type="float">
            <text:p>12.5188</text:p>
          </table:table-cell>
          <table:table-cell office:value-type="float" office:value="12.5118" calcext:value-type="float">
            <text:p>12.5118</text:p>
          </table:table-cell>
          <table:table-cell office:value-type="float" office:value="12.5052" calcext:value-type="float">
            <text:p>12.5052</text:p>
          </table:table-cell>
          <table:table-cell office:value-type="float" office:value="12.51" calcext:value-type="float">
            <text:p>12.51</text:p>
          </table:table-cell>
          <table:table-cell office:value-type="float" office:value="12.4984" calcext:value-type="float">
            <text:p>12.4984</text:p>
          </table:table-cell>
          <table:table-cell office:value-type="float" office:value="12.5004" calcext:value-type="float">
            <text:p>12.5004</text:p>
          </table:table-cell>
          <table:table-cell office:value-type="float" office:value="12.5288" calcext:value-type="float">
            <text:p>12.5288</text:p>
          </table:table-cell>
          <table:table-cell office:value-type="float" office:value="12.5304" calcext:value-type="float">
            <text:p>12.530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([.C26]+[.D26]+[.E26]+[.F26]+[.G26]+[.H26]+[.I26]+[.J26]+[.K26]+[.L26])/10" office:value-type="float" office:value="14.24225" calcext:value-type="float">
            <text:p>14.24225</text:p>
          </table:table-cell>
          <table:table-cell office:value-type="float" office:value="14.7965" calcext:value-type="float">
            <text:p>14.7965</text:p>
          </table:table-cell>
          <table:table-cell office:value-type="float" office:value="14.202" calcext:value-type="float">
            <text:p>14.202</text:p>
          </table:table-cell>
          <table:table-cell office:value-type="float" office:value="14.1837" calcext:value-type="float">
            <text:p>14.1837</text:p>
          </table:table-cell>
          <table:table-cell office:value-type="float" office:value="14.1781" calcext:value-type="float">
            <text:p>14.1781</text:p>
          </table:table-cell>
          <table:table-cell office:value-type="float" office:value="14.1671" calcext:value-type="float">
            <text:p>14.1671</text:p>
          </table:table-cell>
          <table:table-cell office:value-type="float" office:value="14.1855" calcext:value-type="float">
            <text:p>14.1855</text:p>
          </table:table-cell>
          <table:table-cell office:value-type="float" office:value="14.1735" calcext:value-type="float">
            <text:p>14.1735</text:p>
          </table:table-cell>
          <table:table-cell office:value-type="float" office:value="14.156" calcext:value-type="float">
            <text:p>14.156</text:p>
          </table:table-cell>
          <table:table-cell office:value-type="float" office:value="14.1988" calcext:value-type="float">
            <text:p>14.1988</text:p>
          </table:table-cell>
          <table:table-cell office:value-type="float" office:value="14.1813" calcext:value-type="float">
            <text:p>14.1813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Ordenador Antonio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22095" calcext:value-type="float">
            <text:p>0.0022095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108085" calcext:value-type="float">
            <text:p>0.0108085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333076" calcext:value-type="float">
            <text:p>0.0333076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762492" calcext:value-type="float">
            <text:p>0.0762492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508149" calcext:value-type="float">
            <text:p>0.1508149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2554679" calcext:value-type="float">
            <text:p>0.2554679</text:p>
          </table:table-cell>
          <table:table-cell table:number-columns-repeated="1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4081492" calcext:value-type="float">
            <text:p>0.4081492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6000794" calcext:value-type="float">
            <text:p>0.6000794</text:p>
          </table:table-cell>
          <table:table-cell table:number-columns-repeated="1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8659058" calcext:value-type="float">
            <text:p>0.8659058</text:p>
          </table:table-cell>
          <table:table-cell table:number-columns-repeated="1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182548" calcext:value-type="float">
            <text:p>1.182548</text:p>
          </table:table-cell>
          <table:table-cell table:number-columns-repeated="10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573329" calcext:value-type="float">
            <text:p>1.573329</text:p>
          </table:table-cell>
          <table:table-cell table:number-columns-repeated="10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.063609" calcext:value-type="float">
            <text:p>2.063609</text:p>
          </table:table-cell>
          <table:table-cell table:number-columns-repeated="10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.660014" calcext:value-type="float">
            <text:p>2.660014</text:p>
          </table:table-cell>
          <table:table-cell table:number-columns-repeated="10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.227844" calcext:value-type="float">
            <text:p>3.227844</text:p>
          </table:table-cell>
          <table:table-cell table:number-columns-repeated="10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.029547" calcext:value-type="float">
            <text:p>4.029547</text:p>
          </table:table-cell>
          <table:table-cell table:number-columns-repeated="10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.826823" calcext:value-type="float">
            <text:p>4.826823</text:p>
          </table:table-cell>
          <table:table-cell table:number-columns-repeated="10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5.890052" calcext:value-type="float">
            <text:p>5.890052</text:p>
          </table:table-cell>
          <table:table-cell table:number-columns-repeated="10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6.892204" calcext:value-type="float">
            <text:p>6.892204</text:p>
          </table:table-cell>
          <table:table-cell table:number-columns-repeated="10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8.117256" calcext:value-type="float">
            <text:p>8.117256</text:p>
          </table:table-cell>
          <table:table-cell table:number-columns-repeated="1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.494539" calcext:value-type="float">
            <text:p>9.494539</text:p>
          </table:table-cell>
          <table:table-cell table:number-columns-repeated="10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1.20414" calcext:value-type="float">
            <text:p>11.20414</text:p>
          </table:table-cell>
          <table:table-cell table:number-columns-repeated="10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2.6377" calcext:value-type="float">
            <text:p>12.6377</text:p>
          </table:table-cell>
          <table:table-cell table:number-columns-repeated="10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4.63951" calcext:value-type="float">
            <text:p>14.63951</text:p>
          </table:table-cell>
          <table:table-cell table:number-columns-repeated="10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6.61621" calcext:value-type="float">
            <text:p>16.61621</text:p>
          </table:table-cell>
          <table:table-cell table:number-columns-repeated="1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9.00262" calcext:value-type="float">
            <text:p>19.0026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Ordenador Manuel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11771" calcext:value-type="float">
            <text:p>0.0011771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81137" calcext:value-type="float">
            <text:p>0.0081137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52204" calcext:value-type="float">
            <text:p>0.0252204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580475" calcext:value-type="float">
            <text:p>0.0580475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1302" calcext:value-type="float">
            <text:p>0.11302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195202" calcext:value-type="float">
            <text:p>0.195202</text:p>
          </table:table-cell>
          <table:table-cell table:number-columns-repeated="1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30981" calcext:value-type="float">
            <text:p>0.30981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478156" calcext:value-type="float">
            <text:p>0.478156</text:p>
          </table:table-cell>
          <table:table-cell table:number-columns-repeated="1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660665" calcext:value-type="float">
            <text:p>0.660665</text:p>
          </table:table-cell>
          <table:table-cell table:number-columns-repeated="1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899785" calcext:value-type="float">
            <text:p>0.899785</text:p>
          </table:table-cell>
          <table:table-cell table:number-columns-repeated="10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19606" calcext:value-type="float">
            <text:p>1.19606</text:p>
          </table:table-cell>
          <table:table-cell table:number-columns-repeated="10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.55415" calcext:value-type="float">
            <text:p>1.55415</text:p>
          </table:table-cell>
          <table:table-cell table:number-columns-repeated="10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.97885" calcext:value-type="float">
            <text:p>1.97885</text:p>
          </table:table-cell>
          <table:table-cell table:number-columns-repeated="10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.46384" calcext:value-type="float">
            <text:p>2.46384</text:p>
          </table:table-cell>
          <table:table-cell table:number-columns-repeated="10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.0315" calcext:value-type="float">
            <text:p>3.0315</text:p>
          </table:table-cell>
          <table:table-cell table:number-columns-repeated="10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.68547" calcext:value-type="float">
            <text:p>3.68547</text:p>
          </table:table-cell>
          <table:table-cell table:number-columns-repeated="10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4.40814" calcext:value-type="float">
            <text:p>4.40814</text:p>
          </table:table-cell>
          <table:table-cell table:number-columns-repeated="10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5.23044" calcext:value-type="float">
            <text:p>5.23044</text:p>
          </table:table-cell>
          <table:table-cell table:number-columns-repeated="10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6.15776" calcext:value-type="float">
            <text:p>6.15776</text:p>
          </table:table-cell>
          <table:table-cell table:number-columns-repeated="1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.18146" calcext:value-type="float">
            <text:p>7.18146</text:p>
          </table:table-cell>
          <table:table-cell table:number-columns-repeated="10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8.31405" calcext:value-type="float">
            <text:p>8.31405</text:p>
          </table:table-cell>
          <table:table-cell table:number-columns-repeated="10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9.56647" calcext:value-type="float">
            <text:p>9.56647</text:p>
          </table:table-cell>
          <table:table-cell table:number-columns-repeated="10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0.9489" calcext:value-type="float">
            <text:p>10.9489</text:p>
          </table:table-cell>
          <table:table-cell table:number-columns-repeated="10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2.4556" calcext:value-type="float">
            <text:p>12.4556</text:p>
          </table:table-cell>
          <table:table-cell table:number-columns-repeated="1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.3169" calcext:value-type="float">
            <text:p>14.3169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Ordenador Hugo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11506" calcext:value-type="float">
            <text:p>0.0011506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90911" calcext:value-type="float">
            <text:p>0.0090911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301784" calcext:value-type="float">
            <text:p>0.0301784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708942" calcext:value-type="float">
            <text:p>0.0708942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369543" calcext:value-type="float">
            <text:p>0.1369543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2453369" calcext:value-type="float">
            <text:p>0.2453369</text:p>
          </table:table-cell>
          <table:table-cell table:number-columns-repeated="1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3746219" calcext:value-type="float">
            <text:p>0.3746219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5589478" calcext:value-type="float">
            <text:p>0.5589478</text:p>
          </table:table-cell>
          <table:table-cell table:number-columns-repeated="1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7923115" calcext:value-type="float">
            <text:p>0.7923115</text:p>
          </table:table-cell>
          <table:table-cell table:number-columns-repeated="1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08515" calcext:value-type="float">
            <text:p>1.08515</text:p>
          </table:table-cell>
          <table:table-cell table:number-columns-repeated="10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428371" calcext:value-type="float">
            <text:p>1.428371</text:p>
          </table:table-cell>
          <table:table-cell table:number-columns-repeated="10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.850977" calcext:value-type="float">
            <text:p>1.850977</text:p>
          </table:table-cell>
          <table:table-cell table:number-columns-repeated="10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.357247" calcext:value-type="float">
            <text:p>2.357247</text:p>
          </table:table-cell>
          <table:table-cell table:number-columns-repeated="10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.934962" calcext:value-type="float">
            <text:p>2.934962</text:p>
          </table:table-cell>
          <table:table-cell table:number-columns-repeated="10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.615977" calcext:value-type="float">
            <text:p>3.615977</text:p>
          </table:table-cell>
          <table:table-cell table:number-columns-repeated="10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.399819" calcext:value-type="float">
            <text:p>4.399819</text:p>
          </table:table-cell>
          <table:table-cell table:number-columns-repeated="10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5.297501" calcext:value-type="float">
            <text:p>5.297501</text:p>
          </table:table-cell>
          <table:table-cell table:number-columns-repeated="10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6.250918" calcext:value-type="float">
            <text:p>6.250918</text:p>
          </table:table-cell>
          <table:table-cell table:number-columns-repeated="10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7.398622" calcext:value-type="float">
            <text:p>7.398622</text:p>
          </table:table-cell>
          <table:table-cell table:number-columns-repeated="1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.643585" calcext:value-type="float">
            <text:p>8.643585</text:p>
          </table:table-cell>
          <table:table-cell table:number-columns-repeated="10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9.901345" calcext:value-type="float">
            <text:p>9.901345</text:p>
          </table:table-cell>
          <table:table-cell table:number-columns-repeated="10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1.4534" calcext:value-type="float">
            <text:p>11.4534</text:p>
          </table:table-cell>
          <table:table-cell table:number-columns-repeated="10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3.27099" calcext:value-type="float">
            <text:p>13.27099</text:p>
          </table:table-cell>
          <table:table-cell table:number-columns-repeated="10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5.04155" calcext:value-type="float">
            <text:p>15.04155</text:p>
          </table:table-cell>
          <table:table-cell table:number-columns-repeated="1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.84836" calcext:value-type="float">
            <text:p>16.84836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 style:data-style-name="N2" text:time-value="18:39:31.7264977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8:02:01.382182623</meta:creation-date>
    <dc:date>2020-03-17T18:42:03.947979901</dc:date>
    <meta:editing-duration>PT6M14S</meta:editing-duration>
    <meta:editing-cycles>2</meta:editing-cycles>
    <meta:generator>LibreOffice/6.0.7.3$Linux_X86_64 LibreOffice_project/00m0$Build-3</meta:generator>
    <meta:document-statistic meta:table-count="1" meta:cell-count="4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scatter" chart:style-name="ch1">
        <chart:legend chart:legend-position="end" svg:x="11.84cm" svg:y="3.457cm" style:legend-expansion="high" chart:style-name="ch2"/>
        <chart:plot-area chart:style-name="ch3" table:cell-range-address="Sheet1.A2:Sheet1.B26 Sheet1.B58:Sheet1.B82 Sheet1.B30:Sheet1.B54 Sheet1.B86:Sheet1.B110" chart:data-source-has-labels="row" svg:x="0.319cm" svg:y="0.18cm" svg:width="11.202cm" svg:height="8.646cm">
          <chartooo:coordinate-region svg:x="0.755cm" svg:y="0.379cm" svg:width="10.209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58:Sheet1.B82" loext:label-string="ordenador_manuel" chart:class="chart:scatter">
            <chart:domain table:cell-range-address="Sheet1.A2:Sheet1.A26"/>
            <chart:data-point chart:repeated="25"/>
          </chart:series>
          <chart:series chart:style-name="ch7" chart:values-cell-range-address="Sheet1.B2:Sheet1.B26" loext:label-string="ordenador_daniel" chart:class="chart:scatter">
            <chart:data-point chart:repeated="25"/>
          </chart:series>
          <chart:series chart:style-name="ch8" chart:values-cell-range-address="Sheet1.B30:Sheet1.B54" loext:label-string="ordenador_antonio" chart:class="chart:scatter">
            <chart:data-point chart:repeated="25"/>
          </chart:series>
          <chart:series chart:style-name="ch9" chart:values-cell-range-address="Sheet1.B86:Sheet1.B110" loext:label-string="ordenador_hugo" chart:class="chart:scatte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rdenador_manuel</text:p>
              </table:table-cell>
              <table:table-cell office:value-type="string">
                <text:p>ordenador_daniel</text:p>
              </table:table-cell>
              <table:table-cell office:value-type="string">
                <text:p>ordenador_antonio</text:p>
              </table:table-cell>
              <table:table-cell office:value-type="string">
                <text:p>ordenador_hug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Sheet1.A2:Sheet1.A26</svg:desc>
                </draw:g>
              </table:table-cell>
              <table:table-cell office:value-type="float" office:value="0.0011771">
                <text:p>0.0011771</text:p>
                <draw:g>
                  <svg:desc>Sheet1.B58:Sheet1.B82</svg:desc>
                </draw:g>
              </table:table-cell>
              <table:table-cell office:value-type="float" office:value="0.0011146">
                <text:p>0.0011146</text:p>
                <draw:g>
                  <svg:desc>Sheet1.B2:Sheet1.B26</svg:desc>
                </draw:g>
              </table:table-cell>
              <table:table-cell office:value-type="float" office:value="0.0022095">
                <text:p>0.0022095</text:p>
                <draw:g>
                  <svg:desc>Sheet1.B30:Sheet1.B54</svg:desc>
                </draw:g>
              </table:table-cell>
              <table:table-cell office:value-type="float" office:value="0.0011506">
                <text:p>0.0011506</text:p>
                <draw:g>
                  <svg:desc>Sheet1.B86:Sheet1.B1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0.0081137">
                <text:p>0.0081137</text:p>
              </table:table-cell>
              <table:table-cell office:value-type="float" office:value="0.0075916">
                <text:p>0.0075916</text:p>
              </table:table-cell>
              <table:table-cell office:value-type="float" office:value="0.0108085">
                <text:p>0.0108085</text:p>
              </table:table-cell>
              <table:table-cell office:value-type="float" office:value="0.0090911">
                <text:p>0.0090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">
                <text:p>180</text:p>
              </table:table-cell>
              <table:table-cell office:value-type="float" office:value="0.0252204">
                <text:p>0.0252204</text:p>
              </table:table-cell>
              <table:table-cell office:value-type="float" office:value="0.0250591">
                <text:p>0.0250591</text:p>
              </table:table-cell>
              <table:table-cell office:value-type="float" office:value="0.0333076">
                <text:p>0.0333076</text:p>
              </table:table-cell>
              <table:table-cell office:value-type="float" office:value="0.0301784">
                <text:p>0.03017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0">
                <text:p>240</text:p>
              </table:table-cell>
              <table:table-cell office:value-type="float" office:value="0.0580475">
                <text:p>0.0580475</text:p>
              </table:table-cell>
              <table:table-cell office:value-type="float" office:value="0.0587515">
                <text:p>0.0587515</text:p>
              </table:table-cell>
              <table:table-cell office:value-type="float" office:value="0.0762492">
                <text:p>0.0762492</text:p>
              </table:table-cell>
              <table:table-cell office:value-type="float" office:value="0.0708942">
                <text:p>0.07089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0.11302">
                <text:p>0.11302</text:p>
              </table:table-cell>
              <table:table-cell office:value-type="float" office:value="0.1150729">
                <text:p>0.1150729</text:p>
              </table:table-cell>
              <table:table-cell office:value-type="float" office:value="0.1508149">
                <text:p>0.1508149</text:p>
              </table:table-cell>
              <table:table-cell office:value-type="float" office:value="0.1369543">
                <text:p>0.13695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">
                <text:p>360</text:p>
              </table:table-cell>
              <table:table-cell office:value-type="float" office:value="0.195202">
                <text:p>0.195202</text:p>
              </table:table-cell>
              <table:table-cell office:value-type="float" office:value="0.196896">
                <text:p>0.196896</text:p>
              </table:table-cell>
              <table:table-cell office:value-type="float" office:value="0.2554679">
                <text:p>0.2554679</text:p>
              </table:table-cell>
              <table:table-cell office:value-type="float" office:value="0.2453369">
                <text:p>0.24533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0">
                <text:p>420</text:p>
              </table:table-cell>
              <table:table-cell office:value-type="float" office:value="0.30981">
                <text:p>0.30981</text:p>
              </table:table-cell>
              <table:table-cell office:value-type="float" office:value="0.3124116">
                <text:p>0.3124116</text:p>
              </table:table-cell>
              <table:table-cell office:value-type="float" office:value="0.4081492">
                <text:p>0.4081492</text:p>
              </table:table-cell>
              <table:table-cell office:value-type="float" office:value="0.3746219">
                <text:p>0.37462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0">
                <text:p>480</text:p>
              </table:table-cell>
              <table:table-cell office:value-type="float" office:value="0.478156">
                <text:p>0.478156</text:p>
              </table:table-cell>
              <table:table-cell office:value-type="float" office:value="0.4646577">
                <text:p>0.4646577</text:p>
              </table:table-cell>
              <table:table-cell office:value-type="float" office:value="0.6000794">
                <text:p>0.6000794</text:p>
              </table:table-cell>
              <table:table-cell office:value-type="float" office:value="0.5589478">
                <text:p>0.55894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0">
                <text:p>540</text:p>
              </table:table-cell>
              <table:table-cell office:value-type="float" office:value="0.660665">
                <text:p>0.660665</text:p>
              </table:table-cell>
              <table:table-cell office:value-type="float" office:value="0.6624175">
                <text:p>0.6624175</text:p>
              </table:table-cell>
              <table:table-cell office:value-type="float" office:value="0.8659058">
                <text:p>0.8659058</text:p>
              </table:table-cell>
              <table:table-cell office:value-type="float" office:value="0.7923115">
                <text:p>0.79231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">
                <text:p>600</text:p>
              </table:table-cell>
              <table:table-cell office:value-type="float" office:value="0.899785">
                <text:p>0.899785</text:p>
              </table:table-cell>
              <table:table-cell office:value-type="float" office:value="0.904604">
                <text:p>0.904604</text:p>
              </table:table-cell>
              <table:table-cell office:value-type="float" office:value="1.182548">
                <text:p>1.182548</text:p>
              </table:table-cell>
              <table:table-cell office:value-type="float" office:value="1.08515">
                <text:p>1.085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0">
                <text:p>660</text:p>
              </table:table-cell>
              <table:table-cell office:value-type="float" office:value="1.19606">
                <text:p>1.19606</text:p>
              </table:table-cell>
              <table:table-cell office:value-type="float" office:value="1.205239">
                <text:p>1.205239</text:p>
              </table:table-cell>
              <table:table-cell office:value-type="float" office:value="1.573329">
                <text:p>1.573329</text:p>
              </table:table-cell>
              <table:table-cell office:value-type="float" office:value="1.428371">
                <text:p>1.4283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0">
                <text:p>720</text:p>
              </table:table-cell>
              <table:table-cell office:value-type="float" office:value="1.55415">
                <text:p>1.55415</text:p>
              </table:table-cell>
              <table:table-cell office:value-type="float" office:value="1.59212">
                <text:p>1.59212</text:p>
              </table:table-cell>
              <table:table-cell office:value-type="float" office:value="2.063609">
                <text:p>2.063609</text:p>
              </table:table-cell>
              <table:table-cell office:value-type="float" office:value="1.850977">
                <text:p>1.8509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0">
                <text:p>780</text:p>
              </table:table-cell>
              <table:table-cell office:value-type="float" office:value="1.97885">
                <text:p>1.97885</text:p>
              </table:table-cell>
              <table:table-cell office:value-type="float" office:value="1.99505">
                <text:p>1.99505</text:p>
              </table:table-cell>
              <table:table-cell office:value-type="float" office:value="2.660014">
                <text:p>2.660014</text:p>
              </table:table-cell>
              <table:table-cell office:value-type="float" office:value="2.357247">
                <text:p>2.3572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40">
                <text:p>840</text:p>
              </table:table-cell>
              <table:table-cell office:value-type="float" office:value="2.46384">
                <text:p>2.46384</text:p>
              </table:table-cell>
              <table:table-cell office:value-type="float" office:value="2.476581">
                <text:p>2.476581</text:p>
              </table:table-cell>
              <table:table-cell office:value-type="float" office:value="3.227844">
                <text:p>3.227844</text:p>
              </table:table-cell>
              <table:table-cell office:value-type="float" office:value="2.934962">
                <text:p>2.9349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0">
                <text:p>900</text:p>
              </table:table-cell>
              <table:table-cell office:value-type="float" office:value="3.0315">
                <text:p>3.0315</text:p>
              </table:table-cell>
              <table:table-cell office:value-type="float" office:value="3.041822">
                <text:p>3.041822</text:p>
              </table:table-cell>
              <table:table-cell office:value-type="float" office:value="4.029547">
                <text:p>4.029547</text:p>
              </table:table-cell>
              <table:table-cell office:value-type="float" office:value="3.615977">
                <text:p>3.6159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0">
                <text:p>960</text:p>
              </table:table-cell>
              <table:table-cell office:value-type="float" office:value="3.68547">
                <text:p>3.68547</text:p>
              </table:table-cell>
              <table:table-cell office:value-type="float" office:value="3.718983">
                <text:p>3.718983</text:p>
              </table:table-cell>
              <table:table-cell office:value-type="float" office:value="4.826823">
                <text:p>4.826823</text:p>
              </table:table-cell>
              <table:table-cell office:value-type="float" office:value="4.399819">
                <text:p>4.3998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0">
                <text:p>1020</text:p>
              </table:table-cell>
              <table:table-cell office:value-type="float" office:value="4.40814">
                <text:p>4.40814</text:p>
              </table:table-cell>
              <table:table-cell office:value-type="float" office:value="4.457424">
                <text:p>4.457424</text:p>
              </table:table-cell>
              <table:table-cell office:value-type="float" office:value="5.890052">
                <text:p>5.890052</text:p>
              </table:table-cell>
              <table:table-cell office:value-type="float" office:value="5.297501">
                <text:p>5.2975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80">
                <text:p>1080</text:p>
              </table:table-cell>
              <table:table-cell office:value-type="float" office:value="5.23044">
                <text:p>5.23044</text:p>
              </table:table-cell>
              <table:table-cell office:value-type="float" office:value="5.272983">
                <text:p>5.272983</text:p>
              </table:table-cell>
              <table:table-cell office:value-type="float" office:value="6.892204">
                <text:p>6.892204</text:p>
              </table:table-cell>
              <table:table-cell office:value-type="float" office:value="6.250918">
                <text:p>6.2509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40">
                <text:p>1140</text:p>
              </table:table-cell>
              <table:table-cell office:value-type="float" office:value="6.15776">
                <text:p>6.15776</text:p>
              </table:table-cell>
              <table:table-cell office:value-type="float" office:value="6.216858">
                <text:p>6.216858</text:p>
              </table:table-cell>
              <table:table-cell office:value-type="float" office:value="8.117256">
                <text:p>8.117256</text:p>
              </table:table-cell>
              <table:table-cell office:value-type="float" office:value="7.398622">
                <text:p>7.3986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00">
                <text:p>1200</text:p>
              </table:table-cell>
              <table:table-cell office:value-type="float" office:value="7.18146">
                <text:p>7.18146</text:p>
              </table:table-cell>
              <table:table-cell office:value-type="float" office:value="7.253517">
                <text:p>7.253517</text:p>
              </table:table-cell>
              <table:table-cell office:value-type="float" office:value="9.494539">
                <text:p>9.494539</text:p>
              </table:table-cell>
              <table:table-cell office:value-type="float" office:value="8.643585">
                <text:p>8.6435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60">
                <text:p>1260</text:p>
              </table:table-cell>
              <table:table-cell office:value-type="float" office:value="8.31405">
                <text:p>8.31405</text:p>
              </table:table-cell>
              <table:table-cell office:value-type="float" office:value="8.413789">
                <text:p>8.413789</text:p>
              </table:table-cell>
              <table:table-cell office:value-type="float" office:value="11.20414">
                <text:p>11.20414</text:p>
              </table:table-cell>
              <table:table-cell office:value-type="float" office:value="9.901345">
                <text:p>9.9013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20">
                <text:p>1320</text:p>
              </table:table-cell>
              <table:table-cell office:value-type="float" office:value="9.56647">
                <text:p>9.56647</text:p>
              </table:table-cell>
              <table:table-cell office:value-type="float" office:value="9.633624">
                <text:p>9.633624</text:p>
              </table:table-cell>
              <table:table-cell office:value-type="float" office:value="12.6377">
                <text:p>12.6377</text:p>
              </table:table-cell>
              <table:table-cell office:value-type="float" office:value="11.4534">
                <text:p>11.45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80">
                <text:p>1380</text:p>
              </table:table-cell>
              <table:table-cell office:value-type="float" office:value="10.9489">
                <text:p>10.9489</text:p>
              </table:table-cell>
              <table:table-cell office:value-type="float" office:value="11.03946">
                <text:p>11.03946</text:p>
              </table:table-cell>
              <table:table-cell office:value-type="float" office:value="14.63951">
                <text:p>14.63951</text:p>
              </table:table-cell>
              <table:table-cell office:value-type="float" office:value="13.27099">
                <text:p>13.270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40">
                <text:p>1440</text:p>
              </table:table-cell>
              <table:table-cell office:value-type="float" office:value="12.4556">
                <text:p>12.4556</text:p>
              </table:table-cell>
              <table:table-cell office:value-type="float" office:value="12.51681">
                <text:p>12.51681</text:p>
              </table:table-cell>
              <table:table-cell office:value-type="float" office:value="16.61621">
                <text:p>16.61621</text:p>
              </table:table-cell>
              <table:table-cell office:value-type="float" office:value="15.04155">
                <text:p>15.041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00">
                <text:p>1500</text:p>
              </table:table-cell>
              <table:table-cell office:value-type="float" office:value="14.3169">
                <text:p>14.3169</text:p>
              </table:table-cell>
              <table:table-cell office:value-type="float" office:value="14.24225">
                <text:p>14.24225</text:p>
              </table:table-cell>
              <table:table-cell office:value-type="float" office:value="19.00262">
                <text:p>19.00262</text:p>
              </table:table-cell>
              <table:table-cell office:value-type="float" office:value="16.84836">
                <text:p>16.848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